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core2ratio</text:p>
          </table:table-cell>
          <table:table-cell table:style-name="ce1" office:value-type="string" calcext:value-type="string">
            <text:p>Total_Simulation_Cycles</text:p>
          </table:table-cell>
          <table:table-cell table:style-name="ce1" office:value-type="string" calcext:value-type="string">
            <text:p>Total_Reads_Serviced</text:p>
          </table:table-cell>
          <table:table-cell table:style-name="ce1" office:value-type="string" calcext:value-type="string">
            <text:p>Total_Writes_Serviced</text:p>
          </table:table-cell>
          <table:table-cell table:style-name="ce1" office:value-type="string" calcext:value-type="string">
            <text:p>Merged_Request_Count</text:p>
          </table:table-cell>
          <table:table-cell table:style-name="ce1" office:value-type="string" calcext:value-type="string">
            <text:p>Num_Reads_Merged</text:p>
          </table:table-cell>
          <table:table-cell table:style-name="ce1" office:value-type="string" calcext:value-type="string">
            <text:p>Num_Writes_Merged</text:p>
          </table:table-cell>
          <table:table-cell table:style-name="ce1" office:value-type="string" calcext:value-type="string">
            <text:p>Num_Aggressive_Precharges</text:p>
          </table:table-cell>
          <table:table-cell table:style-name="ce1" office:value-type="string" calcext:value-type="string">
            <text:p>Queue_Latency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RD_request_ratio</text:p>
          </table:table-cell>
          <table:table-cell table:style-name="ce1" office:value-type="string" calcext:value-type="string">
            <text:p>WR_request_ratio</text:p>
          </table:table-cell>
          <table:table-cell table:style-name="ce1" office:value-type="string" calcext:value-type="string">
            <text:p>Sum_committed</text:p>
          </table:table-cell>
          <table:table-cell table:style-name="ce1" office:value-type="string" calcext:value-type="string">
            <text:p>IPC</text:p>
          </table:table-cell>
          <table:table-cell table:style-name="ce1" office:value-type="string" calcext:value-type="string">
            <text:p>Sum_of_execution_times</text:p>
          </table:table-cell>
          <table:table-cell table:style-name="ce1" office:value-type="string" calcext:value-type="string">
            <text:p>Weighted_Speedup</text:p>
          </table:table-cell>
          <table:table-cell table:style-name="ce1" office:value-type="string" calcext:value-type="string">
            <text:p>Bank_Access_Mean</text:p>
          </table:table-cell>
          <table:table-cell table:style-name="ce1" office:value-type="string" calcext:value-type="string">
            <text:p>Bank_Access_Varianc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bt</text:p>
          </table:table-cell>
          <table:table-cell office:value-type="float" office:value="0" calcext:value-type="float">
            <text:p>0</text:p>
          </table:table-cell>
          <table:table-cell office:value-type="float" office:value="493878842" calcext:value-type="float">
            <text:p>493878842</text:p>
          </table:table-cell>
          <table:table-cell office:value-type="float" office:value="3566859" calcext:value-type="float">
            <text:p>3566859</text:p>
          </table:table-cell>
          <table:table-cell office:value-type="float" office:value="3432914" calcext:value-type="float">
            <text:p>3432914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6999773" calcext:value-type="float">
            <text:p>6999773</text:p>
          </table:table-cell>
          <table:table-cell office:value-type="float" office:value="239.80872" calcext:value-type="float">
            <text:p>239.80872</text:p>
          </table:table-cell>
          <table:table-cell office:value-type="float" office:value="0.0141730570430065" calcext:value-type="float">
            <text:p>0.014173057043007</text:p>
          </table:table-cell>
          <table:table-cell office:value-type="float" office:value="0.509567810270419" calcext:value-type="float">
            <text:p>0.509567810270419</text:p>
          </table:table-cell>
          <table:table-cell office:value-type="float" office:value="0.490432189729581" calcext:value-type="float">
            <text:p>0.490432189729581</text:p>
          </table:table-cell>
          <table:table-cell office:value-type="float" office:value="5336564430" calcext:value-type="float">
            <text:p>5336564430</text:p>
          </table:table-cell>
          <table:table-cell office:value-type="float" office:value="10.8054121298033" calcext:value-type="float">
            <text:p>10.8054121298033</text:p>
          </table:table-cell>
          <table:table-cell office:value-type="float" office:value="1951285900" calcext:value-type="float">
            <text:p>1951285900</text:p>
          </table:table-cell>
          <table:table-cell office:value-type="float" office:value="3.95094046162844" calcext:value-type="float">
            <text:p>3.95094046162844</text:p>
          </table:table-cell>
          <table:table-cell office:value-type="float" office:value="874971.625" calcext:value-type="float">
            <text:p>874971.625</text:p>
          </table:table-cell>
          <table:table-cell office:value-type="float" office:value="29557.484375" calcext:value-type="float">
            <text:p>29557.484375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bwaves</text:p>
          </table:table-cell>
          <table:table-cell office:value-type="float" office:value="0" calcext:value-type="float">
            <text:p>0</text:p>
          </table:table-cell>
          <table:table-cell office:value-type="float" office:value="167593514" calcext:value-type="float">
            <text:p>167593514</text:p>
          </table:table-cell>
          <table:table-cell office:value-type="float" office:value="3561650" calcext:value-type="float">
            <text:p>3561650</text:p>
          </table:table-cell>
          <table:table-cell office:value-type="float" office:value="3438307" calcext:value-type="float">
            <text:p>34383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99957" calcext:value-type="float">
            <text:p>6999957</text:p>
          </table:table-cell>
          <table:table-cell office:value-type="float" office:value="1195.90882" calcext:value-type="float">
            <text:p>1195.90882</text:p>
          </table:table-cell>
          <table:table-cell office:value-type="float" office:value="0.0417674695931252" calcext:value-type="float">
            <text:p>0.041767469593125</text:p>
          </table:table-cell>
          <table:table-cell office:value-type="float" office:value="0.508810268405934" calcext:value-type="float">
            <text:p>0.508810268405934</text:p>
          </table:table-cell>
          <table:table-cell office:value-type="float" office:value="0.491189731594066" calcext:value-type="float">
            <text:p>0.491189731594066</text:p>
          </table:table-cell>
          <table:table-cell office:value-type="float" office:value="161330887" calcext:value-type="float">
            <text:p>161330887</text:p>
          </table:table-cell>
          <table:table-cell office:value-type="float" office:value="0.962632044340332" calcext:value-type="float">
            <text:p>0.962632044340332</text:p>
          </table:table-cell>
          <table:table-cell office:value-type="float" office:value="1172874872" calcext:value-type="float">
            <text:p>1172874872</text:p>
          </table:table-cell>
          <table:table-cell office:value-type="float" office:value="6.99833092586149" calcext:value-type="float">
            <text:p>6.99833092586149</text:p>
          </table:table-cell>
          <table:table-cell office:value-type="float" office:value="874994.625" calcext:value-type="float">
            <text:p>874994.625</text:p>
          </table:table-cell>
          <table:table-cell office:value-type="float" office:value="17611.984375" calcext:value-type="float">
            <text:p>17611.984375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cactuBSSN</text:p>
          </table:table-cell>
          <table:table-cell office:value-type="float" office:value="8" calcext:value-type="float">
            <text:p>8</text:p>
          </table:table-cell>
          <table:table-cell office:value-type="float" office:value="72501435" calcext:value-type="float">
            <text:p>72501435</text:p>
          </table:table-cell>
          <table:table-cell office:value-type="float" office:value="3299171" calcext:value-type="float">
            <text:p>3299171</text:p>
          </table:table-cell>
          <table:table-cell office:value-type="float" office:value="3199217" calcext:value-type="float">
            <text:p>3199217</text:p>
          </table:table-cell>
          <table:table-cell office:value-type="float" office:value="501547" calcext:value-type="float">
            <text:p>501547</text:p>
          </table:table-cell>
          <table:table-cell office:value-type="float" office:value="255421" calcext:value-type="float">
            <text:p>255421</text:p>
          </table:table-cell>
          <table:table-cell office:value-type="float" office:value="246126" calcext:value-type="float">
            <text:p>246126</text:p>
          </table:table-cell>
          <table:table-cell office:value-type="float" office:value="6498388" calcext:value-type="float">
            <text:p>6498388</text:p>
          </table:table-cell>
          <table:table-cell office:value-type="float" office:value="304.71239" calcext:value-type="float">
            <text:p>304.71239</text:p>
          </table:table-cell>
          <table:table-cell office:value-type="float" office:value="0.0896311638521362" calcext:value-type="float">
            <text:p>0.089631163852136</text:p>
          </table:table-cell>
          <table:table-cell office:value-type="float" office:value="0.507690676518546" calcext:value-type="float">
            <text:p>0.507690676518546</text:p>
          </table:table-cell>
          <table:table-cell office:value-type="float" office:value="0.492309323481454" calcext:value-type="float">
            <text:p>0.492309323481454</text:p>
          </table:table-cell>
          <table:table-cell office:value-type="float" office:value="101957111" calcext:value-type="float">
            <text:p>101957111</text:p>
          </table:table-cell>
          <table:table-cell office:value-type="float" office:value="1.40627714472134" calcext:value-type="float">
            <text:p>1.40627714472134</text:p>
          </table:table-cell>
          <table:table-cell office:value-type="float" office:value="472599255" calcext:value-type="float">
            <text:p>472599255</text:p>
          </table:table-cell>
          <table:table-cell office:value-type="float" office:value="6.51848139281657" calcext:value-type="float">
            <text:p>6.51848139281657</text:p>
          </table:table-cell>
          <table:table-cell office:value-type="float" office:value="812298.5" calcext:value-type="float">
            <text:p>812298.5</text:p>
          </table:table-cell>
          <table:table-cell office:value-type="float" office:value="2129779" calcext:value-type="float">
            <text:p>2129779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cam4</text:p>
          </table:table-cell>
          <table:table-cell office:value-type="float" office:value="0" calcext:value-type="float">
            <text:p>0</text:p>
          </table:table-cell>
          <table:table-cell office:value-type="float" office:value="125329118" calcext:value-type="float">
            <text:p>125329118</text:p>
          </table:table-cell>
          <table:table-cell office:value-type="float" office:value="3733766" calcext:value-type="float">
            <text:p>3733766</text:p>
          </table:table-cell>
          <table:table-cell office:value-type="float" office:value="3264779" calcext:value-type="float">
            <text:p>3264779</text:p>
          </table:table-cell>
          <table:table-cell office:value-type="float" office:value="1434" calcext:value-type="float">
            <text:p>1434</text:p>
          </table:table-cell>
          <table:table-cell office:value-type="float" office:value="1428" calcext:value-type="float">
            <text:p>1428</text:p>
          </table:table-cell>
          <table:table-cell office:value-type="float" office:value="6" calcext:value-type="float">
            <text:p>6</text:p>
          </table:table-cell>
          <table:table-cell office:value-type="float" office:value="6998545" calcext:value-type="float">
            <text:p>6998545</text:p>
          </table:table-cell>
          <table:table-cell office:value-type="float" office:value="367.99371" calcext:value-type="float">
            <text:p>367.99371</text:p>
          </table:table-cell>
          <table:table-cell office:value-type="float" office:value="0.0558413328975953" calcext:value-type="float">
            <text:p>0.055841332897595</text:p>
          </table:table-cell>
          <table:table-cell office:value-type="float" office:value="0.533506035897462" calcext:value-type="float">
            <text:p>0.533506035897462</text:p>
          </table:table-cell>
          <table:table-cell office:value-type="float" office:value="0.466493964102539" calcext:value-type="float">
            <text:p>0.466493964102539</text:p>
          </table:table-cell>
          <table:table-cell office:value-type="float" office:value="1050085391" calcext:value-type="float">
            <text:p>1050085391</text:p>
          </table:table-cell>
          <table:table-cell office:value-type="float" office:value="8.37862268367675" calcext:value-type="float">
            <text:p>8.37862268367675</text:p>
          </table:table-cell>
          <table:table-cell office:value-type="float" office:value="777709478" calcext:value-type="float">
            <text:p>777709478</text:p>
          </table:table-cell>
          <table:table-cell office:value-type="float" office:value="6.2053375178145" calcext:value-type="float">
            <text:p>6.2053375178145</text:p>
          </table:table-cell>
          <table:table-cell office:value-type="float" office:value="874818.125" calcext:value-type="float">
            <text:p>874818.125</text:p>
          </table:table-cell>
          <table:table-cell office:value-type="float" office:value="638257.859375" calcext:value-type="float">
            <text:p>638257.859375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cg</text:p>
          </table:table-cell>
          <table:table-cell office:value-type="float" office:value="0" calcext:value-type="float">
            <text:p>0</text:p>
          </table:table-cell>
          <table:table-cell office:value-type="float" office:value="299354498" calcext:value-type="float">
            <text:p>299354498</text:p>
          </table:table-cell>
          <table:table-cell office:value-type="float" office:value="6630717" calcext:value-type="float">
            <text:p>6630717</text:p>
          </table:table-cell>
          <table:table-cell office:value-type="float" office:value="369283" calcext:value-type="float">
            <text:p>3692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301.51625" calcext:value-type="float">
            <text:p>301.51625</text:p>
          </table:table-cell>
          <table:table-cell office:value-type="float" office:value="0.0233836473036727" calcext:value-type="float">
            <text:p>0.023383647303673</text:p>
          </table:table-cell>
          <table:table-cell office:value-type="float" office:value="0.947245285714286" calcext:value-type="float">
            <text:p>0.947245285714286</text:p>
          </table:table-cell>
          <table:table-cell office:value-type="float" office:value="0.0527547142857143" calcext:value-type="float">
            <text:p>0.052754714285714</text:p>
          </table:table-cell>
          <table:table-cell office:value-type="float" office:value="914798846" calcext:value-type="float">
            <text:p>914798846</text:p>
          </table:table-cell>
          <table:table-cell office:value-type="float" office:value="3.0559047955244" calcext:value-type="float">
            <text:p>3.0559047955244</text:p>
          </table:table-cell>
          <table:table-cell office:value-type="float" office:value="2085638389" calcext:value-type="float">
            <text:p>2085638389</text:p>
          </table:table-cell>
          <table:table-cell office:value-type="float" office:value="6.96711892733945" calcext:value-type="float">
            <text:p>6.96711892733945</text:p>
          </table:table-cell>
          <table:table-cell office:value-type="float" office:value="875000" calcext:value-type="float">
            <text:p>875000</text:p>
          </table:table-cell>
          <table:table-cell office:value-type="float" office:value="728833.75" calcext:value-type="float">
            <text:p>728833.75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dc</text:p>
          </table:table-cell>
          <table:table-cell office:value-type="float" office:value="0" calcext:value-type="float">
            <text:p>0</text:p>
          </table:table-cell>
          <table:table-cell office:value-type="float" office:value="345742730" calcext:value-type="float">
            <text:p>345742730</text:p>
          </table:table-cell>
          <table:table-cell office:value-type="float" office:value="4620315" calcext:value-type="float">
            <text:p>4620315</text:p>
          </table:table-cell>
          <table:table-cell office:value-type="float" office:value="2377283" calcext:value-type="float">
            <text:p>2377283</text:p>
          </table:table-cell>
          <table:table-cell office:value-type="float" office:value="2400" calcext:value-type="float">
            <text:p>2400</text:p>
          </table:table-cell>
          <table:table-cell office:value-type="float" office:value="2347" calcext:value-type="float">
            <text:p>2347</text:p>
          </table:table-cell>
          <table:table-cell office:value-type="float" office:value="53" calcext:value-type="float">
            <text:p>53</text:p>
          </table:table-cell>
          <table:table-cell office:value-type="float" office:value="6997598" calcext:value-type="float">
            <text:p>6997598</text:p>
          </table:table-cell>
          <table:table-cell office:value-type="float" office:value="574.46227" calcext:value-type="float">
            <text:p>574.46227</text:p>
          </table:table-cell>
          <table:table-cell office:value-type="float" office:value="0.0202393207226657" calcext:value-type="float">
            <text:p>0.020239320722666</text:p>
          </table:table-cell>
          <table:table-cell office:value-type="float" office:value="0.660271567472152" calcext:value-type="float">
            <text:p>0.660271567472152</text:p>
          </table:table-cell>
          <table:table-cell office:value-type="float" office:value="0.339728432527847" calcext:value-type="float">
            <text:p>0.339728432527847</text:p>
          </table:table-cell>
          <table:table-cell office:value-type="float" office:value="4781804019" calcext:value-type="float">
            <text:p>4781804019</text:p>
          </table:table-cell>
          <table:table-cell office:value-type="float" office:value="13.8305265854759" calcext:value-type="float">
            <text:p>13.8305265854759</text:p>
          </table:table-cell>
          <table:table-cell office:value-type="float" office:value="2343971456" calcext:value-type="float">
            <text:p>2343971456</text:p>
          </table:table-cell>
          <table:table-cell office:value-type="float" office:value="6.77952492594711" calcext:value-type="float">
            <text:p>6.77952492594711</text:p>
          </table:table-cell>
          <table:table-cell office:value-type="float" office:value="874699.75" calcext:value-type="float">
            <text:p>874699.75</text:p>
          </table:table-cell>
          <table:table-cell office:value-type="float" office:value="534874497516.938" calcext:value-type="float">
            <text:p>534874497516.938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deepsjeng</text:p>
          </table:table-cell>
          <table:table-cell office:value-type="float" office:value="0" calcext:value-type="float">
            <text:p>0</text:p>
          </table:table-cell>
          <table:table-cell office:value-type="float" office:value="81789318" calcext:value-type="float">
            <text:p>81789318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3499952" calcext:value-type="float">
            <text:p>34999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9951" calcext:value-type="float">
            <text:p>6999951</text:p>
          </table:table-cell>
          <table:table-cell office:value-type="float" office:value="294.67225" calcext:value-type="float">
            <text:p>294.67225</text:p>
          </table:table-cell>
          <table:table-cell office:value-type="float" office:value="0.085585161622206" calcext:value-type="float">
            <text:p>0.085585161622206</text:p>
          </table:table-cell>
          <table:table-cell office:value-type="float" office:value="0.500003428594939" calcext:value-type="float">
            <text:p>0.500003428594939</text:p>
          </table:table-cell>
          <table:table-cell office:value-type="float" office:value="0.499996571405061" calcext:value-type="float">
            <text:p>0.499996571405061</text:p>
          </table:table-cell>
          <table:table-cell office:value-type="float" office:value="231000000" calcext:value-type="float">
            <text:p>231000000</text:p>
          </table:table-cell>
          <table:table-cell office:value-type="float" office:value="2.82432970036503" calcext:value-type="float">
            <text:p>2.82432970036503</text:p>
          </table:table-cell>
          <table:table-cell office:value-type="float" office:value="572523812" calcext:value-type="float">
            <text:p>572523812</text:p>
          </table:table-cell>
          <table:table-cell office:value-type="float" office:value="6.9999827116788" calcext:value-type="float">
            <text:p>6.9999827116788</text:p>
          </table:table-cell>
          <table:table-cell office:value-type="float" office:value="874994.125" calcext:value-type="float">
            <text:p>874994.125</text:p>
          </table:table-cell>
          <table:table-cell office:value-type="float" office:value="64.609375" calcext:value-type="float">
            <text:p>64.609375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ep</text:p>
          </table:table-cell>
          <table:table-cell office:value-type="float" office:value="0" calcext:value-type="float">
            <text:p>0</text:p>
          </table:table-cell>
          <table:table-cell office:value-type="float" office:value="747306470" calcext:value-type="float">
            <text:p>747306470</text:p>
          </table:table-cell>
          <table:table-cell office:value-type="float" office:value="3524120" calcext:value-type="float">
            <text:p>3524120</text:p>
          </table:table-cell>
          <table:table-cell office:value-type="float" office:value="3475363" calcext:value-type="float">
            <text:p>3475363</text:p>
          </table:table-cell>
          <table:table-cell table:number-columns-repeated="2"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6999483" calcext:value-type="float">
            <text:p>6999483</text:p>
          </table:table-cell>
          <table:table-cell office:value-type="float" office:value="284.5516" calcext:value-type="float">
            <text:p>284.5516</text:p>
          </table:table-cell>
          <table:table-cell office:value-type="float" office:value="0.00936628181474195" calcext:value-type="float">
            <text:p>0.009366281814742</text:p>
          </table:table-cell>
          <table:table-cell office:value-type="float" office:value="0.503482900094193" calcext:value-type="float">
            <text:p>0.503482900094193</text:p>
          </table:table-cell>
          <table:table-cell office:value-type="float" office:value="0.496517099905807" calcext:value-type="float">
            <text:p>0.496517099905807</text:p>
          </table:table-cell>
          <table:table-cell office:value-type="float" office:value="18240911657" calcext:value-type="float">
            <text:p>18240911657</text:p>
          </table:table-cell>
          <table:table-cell office:value-type="float" office:value="24.4088769323782" calcext:value-type="float">
            <text:p>24.4088769323782</text:p>
          </table:table-cell>
          <table:table-cell office:value-type="float" office:value="5075656214" calcext:value-type="float">
            <text:p>5075656214</text:p>
          </table:table-cell>
          <table:table-cell office:value-type="float" office:value="6.79193398927752" calcext:value-type="float">
            <text:p>6.79193398927752</text:p>
          </table:table-cell>
          <table:table-cell office:value-type="float" office:value="874935.375" calcext:value-type="float">
            <text:p>874935.375</text:p>
          </table:table-cell>
          <table:table-cell office:value-type="float" office:value="1090378801.98438" calcext:value-type="float">
            <text:p>1090378801.98438</text:p>
          </table:table-cell>
          <table:table-cell table:number-columns-repeated="45"/>
        </table:table-row>
        <table:table-row table:style-name="ro2">
          <table:table-cell table:style-name="ce1" office:value-type="string" calcext:value-type="string">
            <text:p>fotonik3d</text:p>
          </table:table-cell>
          <table:table-cell office:value-type="float" office:value="1" calcext:value-type="float">
            <text:p>1</text:p>
          </table:table-cell>
          <table:table-cell office:value-type="float" office:value="72298196" calcext:value-type="float">
            <text:p>72298196</text:p>
          </table:table-cell>
          <table:table-cell office:value-type="float" office:value="3874561" calcext:value-type="float">
            <text:p>3874561</text:p>
          </table:table-cell>
          <table:table-cell office:value-type="float" office:value="3122629" calcext:value-type="float">
            <text:p>3122629</text:p>
          </table:table-cell>
          <table:table-cell table:number-columns-repeated="2" office:value-type="float" office:value="2808" calcext:value-type="float">
            <text:p>2808</text:p>
          </table:table-cell>
          <table:table-cell office:value-type="float" office:value="0" calcext:value-type="float">
            <text:p>0</text:p>
          </table:table-cell>
          <table:table-cell office:value-type="float" office:value="6997190" calcext:value-type="float">
            <text:p>6997190</text:p>
          </table:table-cell>
          <table:table-cell office:value-type="float" office:value="238.75644" calcext:value-type="float">
            <text:p>238.75644</text:p>
          </table:table-cell>
          <table:table-cell office:value-type="float" office:value="0.0967823595487777" calcext:value-type="float">
            <text:p>0.096782359548778</text:p>
          </table:table-cell>
          <table:table-cell office:value-type="float" office:value="0.553730997729088" calcext:value-type="float">
            <text:p>0.553730997729088</text:p>
          </table:table-cell>
          <table:table-cell office:value-type="float" office:value="0.446269002270912" calcext:value-type="float">
            <text:p>0.446269002270912</text:p>
          </table:table-cell>
          <table:table-cell office:value-type="float" office:value="203244548" calcext:value-type="float">
            <text:p>203244548</text:p>
          </table:table-cell>
          <table:table-cell office:value-type="float" office:value="2.8111980553429" calcext:value-type="float">
            <text:p>2.8111980553429</text:p>
          </table:table-cell>
          <table:table-cell office:value-type="float" office:value="466650966" calcext:value-type="float">
            <text:p>466650966</text:p>
          </table:table-cell>
          <table:table-cell office:value-type="float" office:value="6.45453125829032" calcext:value-type="float">
            <text:p>6.45453125829032</text:p>
          </table:table-cell>
          <table:table-cell table:style-name="ce2" office:value-type="float" office:value="1746685707" calcext:value-type="float">
            <text:p>1746685707</text:p>
          </table:table-cell>
          <table:table-cell office:value-type="float" office:value="1746685707.6875" calcext:value-type="float">
            <text:p>1746685707.6875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ft</text:p>
          </table:table-cell>
          <table:table-cell office:value-type="float" office:value="33" calcext:value-type="float">
            <text:p>33</text:p>
          </table:table-cell>
          <table:table-cell office:value-type="float" office:value="228441762" calcext:value-type="float">
            <text:p>228441762</text:p>
          </table:table-cell>
          <table:table-cell office:value-type="float" office:value="3526095" calcext:value-type="float">
            <text:p>3526095</text:p>
          </table:table-cell>
          <table:table-cell office:value-type="float" office:value="3472600" calcext:value-type="float">
            <text:p>3472600</text:p>
          </table:table-cell>
          <table:table-cell table:number-columns-repeated="2" office:value-type="float" office:value="1240" calcext:value-type="float">
            <text:p>1240</text:p>
          </table:table-cell>
          <table:table-cell office:value-type="float" office:value="0" calcext:value-type="float">
            <text:p>0</text:p>
          </table:table-cell>
          <table:table-cell office:value-type="float" office:value="6998695" calcext:value-type="float">
            <text:p>6998695</text:p>
          </table:table-cell>
          <table:table-cell office:value-type="float" office:value="512.59687" calcext:value-type="float">
            <text:p>512.59687</text:p>
          </table:table-cell>
          <table:table-cell office:value-type="float" office:value="0.0306366705401266" calcext:value-type="float">
            <text:p>0.030636670540127</text:p>
          </table:table-cell>
          <table:table-cell office:value-type="float" office:value="0.503821783918288" calcext:value-type="float">
            <text:p>0.503821783918288</text:p>
          </table:table-cell>
          <table:table-cell office:value-type="float" office:value="0.496178216081712" calcext:value-type="float">
            <text:p>0.496178216081712</text:p>
          </table:table-cell>
          <table:table-cell office:value-type="float" office:value="2335961723" calcext:value-type="float">
            <text:p>2335961723</text:p>
          </table:table-cell>
          <table:table-cell office:value-type="float" office:value="10.2256334505072" calcext:value-type="float">
            <text:p>10.2256334505072</text:p>
          </table:table-cell>
          <table:table-cell office:value-type="float" office:value="1589210239" calcext:value-type="float">
            <text:p>1589210239</text:p>
          </table:table-cell>
          <table:table-cell office:value-type="float" office:value="6.95674129408965" calcext:value-type="float">
            <text:p>6.95674129408965</text:p>
          </table:table-cell>
          <table:table-cell office:value-type="float" office:value="874836.875" calcext:value-type="float">
            <text:p>874836.875</text:p>
          </table:table-cell>
          <table:table-cell office:value-type="float" office:value="5587580.609375" calcext:value-type="float">
            <text:p>5587580.609375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gcc</text:p>
          </table:table-cell>
          <table:table-cell office:value-type="float" office:value="0" calcext:value-type="float">
            <text:p>0</text:p>
          </table:table-cell>
          <table:table-cell office:value-type="float" office:value="214046606" calcext:value-type="float">
            <text:p>214046606</text:p>
          </table:table-cell>
          <table:table-cell office:value-type="float" office:value="5055380" calcext:value-type="float">
            <text:p>5055380</text:p>
          </table:table-cell>
          <table:table-cell office:value-type="float" office:value="1943139" calcext:value-type="float">
            <text:p>1943139</text:p>
          </table:table-cell>
          <table:table-cell table:number-columns-repeated="2"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  <table:table-cell office:value-type="float" office:value="6998519" calcext:value-type="float">
            <text:p>6998519</text:p>
          </table:table-cell>
          <table:table-cell office:value-type="float" office:value="237.82513" calcext:value-type="float">
            <text:p>237.82513</text:p>
          </table:table-cell>
          <table:table-cell office:value-type="float" office:value="0.0326962390611323" calcext:value-type="float">
            <text:p>0.032696239061132</text:p>
          </table:table-cell>
          <table:table-cell office:value-type="float" office:value="0.722349971472536" calcext:value-type="float">
            <text:p>0.722349971472536</text:p>
          </table:table-cell>
          <table:table-cell office:value-type="float" office:value="0.277650028527464" calcext:value-type="float">
            <text:p>0.277650028527464</text:p>
          </table:table-cell>
          <table:table-cell office:value-type="float" office:value="2577544694" calcext:value-type="float">
            <text:p>2577544694</text:p>
          </table:table-cell>
          <table:table-cell office:value-type="float" office:value="12.0419788109137" calcext:value-type="float">
            <text:p>12.0419788109137</text:p>
          </table:table-cell>
          <table:table-cell office:value-type="float" office:value="1291416433" calcext:value-type="float">
            <text:p>1291416433</text:p>
          </table:table-cell>
          <table:table-cell office:value-type="float" office:value="6.03334225724654" calcext:value-type="float">
            <text:p>6.03334225724654</text:p>
          </table:table-cell>
          <table:table-cell office:value-type="float" office:value="874814.875" calcext:value-type="float">
            <text:p>874814.875</text:p>
          </table:table-cell>
          <table:table-cell office:value-type="float" office:value="693930842.609375" calcext:value-type="float">
            <text:p>693930842.609375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is</text:p>
          </table:table-cell>
          <table:table-cell office:value-type="float" office:value="0" calcext:value-type="float">
            <text:p>0</text:p>
          </table:table-cell>
          <table:table-cell office:value-type="float" office:value="135800390" calcext:value-type="float">
            <text:p>135800390</text:p>
          </table:table-cell>
          <table:table-cell office:value-type="float" office:value="5203156" calcext:value-type="float">
            <text:p>5203156</text:p>
          </table:table-cell>
          <table:table-cell office:value-type="float" office:value="1796701" calcext:value-type="float">
            <text:p>1796701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6999857" calcext:value-type="float">
            <text:p>6999857</text:p>
          </table:table-cell>
          <table:table-cell office:value-type="float" office:value="258.75724" calcext:value-type="float">
            <text:p>258.75724</text:p>
          </table:table-cell>
          <table:table-cell office:value-type="float" office:value="0.0515451907023242" calcext:value-type="float">
            <text:p>0.051545190702324</text:p>
          </table:table-cell>
          <table:table-cell office:value-type="float" office:value="0.74332318503078" calcext:value-type="float">
            <text:p>0.74332318503078</text:p>
          </table:table-cell>
          <table:table-cell office:value-type="float" office:value="0.25667681496922" calcext:value-type="float">
            <text:p>0.25667681496922</text:p>
          </table:table-cell>
          <table:table-cell office:value-type="float" office:value="473224933" calcext:value-type="float">
            <text:p>473224933</text:p>
          </table:table-cell>
          <table:table-cell office:value-type="float" office:value="3.48470967572332" calcext:value-type="float">
            <text:p>3.48470967572332</text:p>
          </table:table-cell>
          <table:table-cell office:value-type="float" office:value="868292562" calcext:value-type="float">
            <text:p>868292562</text:p>
          </table:table-cell>
          <table:table-cell office:value-type="float" office:value="6.39388857425225" calcext:value-type="float">
            <text:p>6.39388857425225</text:p>
          </table:table-cell>
          <table:table-cell office:value-type="float" office:value="874982.125" calcext:value-type="float">
            <text:p>874982.125</text:p>
          </table:table-cell>
          <table:table-cell office:value-type="float" office:value="408861.359375" calcext:value-type="float">
            <text:p>408861.359375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lbm</text:p>
          </table:table-cell>
          <table:table-cell office:value-type="float" office:value="38" calcext:value-type="float">
            <text:p>38</text:p>
          </table:table-cell>
          <table:table-cell office:value-type="float" office:value="106256265" calcext:value-type="float">
            <text:p>106256265</text:p>
          </table:table-cell>
          <table:table-cell office:value-type="float" office:value="3015874" calcext:value-type="float">
            <text:p>3015874</text:p>
          </table:table-cell>
          <table:table-cell office:value-type="float" office:value="3016701" calcext:value-type="float">
            <text:p>3016701</text:p>
          </table:table-cell>
          <table:table-cell office:value-type="float" office:value="967367" calcext:value-type="float">
            <text:p>967367</text:p>
          </table:table-cell>
          <table:table-cell office:value-type="float" office:value="511083" calcext:value-type="float">
            <text:p>511083</text:p>
          </table:table-cell>
          <table:table-cell office:value-type="float" office:value="456284" calcext:value-type="float">
            <text:p>456284</text:p>
          </table:table-cell>
          <table:table-cell office:value-type="float" office:value="6032575" calcext:value-type="float">
            <text:p>6032575</text:p>
          </table:table-cell>
          <table:table-cell office:value-type="float" office:value="1272.96293" calcext:value-type="float">
            <text:p>1272.96293</text:p>
          </table:table-cell>
          <table:table-cell office:value-type="float" office:value="0.0567738288184702" calcext:value-type="float">
            <text:p>0.05677382881847</text:p>
          </table:table-cell>
          <table:table-cell office:value-type="float" office:value="0.499931455472995" calcext:value-type="float">
            <text:p>0.499931455472995</text:p>
          </table:table-cell>
          <table:table-cell office:value-type="float" office:value="0.500068544527005" calcext:value-type="float">
            <text:p>0.500068544527005</text:p>
          </table:table-cell>
          <table:table-cell office:value-type="float" office:value="42658877" calcext:value-type="float">
            <text:p>42658877</text:p>
          </table:table-cell>
          <table:table-cell office:value-type="float" office:value="0.401471640283987" calcext:value-type="float">
            <text:p>0.401471640283987</text:p>
          </table:table-cell>
          <table:table-cell office:value-type="float" office:value="654734176" calcext:value-type="float">
            <text:p>654734176</text:p>
          </table:table-cell>
          <table:table-cell office:value-type="float" office:value="6.16184067828848" calcext:value-type="float">
            <text:p>6.16184067828848</text:p>
          </table:table-cell>
          <table:table-cell office:value-type="float" office:value="754071.875" calcext:value-type="float">
            <text:p>754071.875</text:p>
          </table:table-cell>
          <table:table-cell office:value-type="float" office:value="6925839.859375" calcext:value-type="float">
            <text:p>6925839.859375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lu</text:p>
          </table:table-cell>
          <table:table-cell office:value-type="float" office:value="0" calcext:value-type="float">
            <text:p>0</text:p>
          </table:table-cell>
          <table:table-cell office:value-type="float" office:value="64977593" calcext:value-type="float">
            <text:p>64977593</text:p>
          </table:table-cell>
          <table:table-cell office:value-type="float" office:value="3545827" calcext:value-type="float">
            <text:p>3545827</text:p>
          </table:table-cell>
          <table:table-cell office:value-type="float" office:value="3454115" calcext:value-type="float">
            <text:p>345411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999942" calcext:value-type="float">
            <text:p>6999942</text:p>
          </table:table-cell>
          <table:table-cell office:value-type="float" office:value="247.54052" calcext:value-type="float">
            <text:p>247.54052</text:p>
          </table:table-cell>
          <table:table-cell office:value-type="float" office:value="0.1077285519025" calcext:value-type="float">
            <text:p>0.1077285519025</text:p>
          </table:table-cell>
          <table:table-cell office:value-type="float" office:value="0.506550911421838" calcext:value-type="float">
            <text:p>0.506550911421838</text:p>
          </table:table-cell>
          <table:table-cell office:value-type="float" office:value="0.493449088578162" calcext:value-type="float">
            <text:p>0.493449088578162</text:p>
          </table:table-cell>
          <table:table-cell office:value-type="float" office:value="348516533" calcext:value-type="float">
            <text:p>348516533</text:p>
          </table:table-cell>
          <table:table-cell office:value-type="float" office:value="5.36364178648477" calcext:value-type="float">
            <text:p>5.36364178648477</text:p>
          </table:table-cell>
          <table:table-cell office:value-type="float" office:value="451374413" calcext:value-type="float">
            <text:p>451374413</text:p>
          </table:table-cell>
          <table:table-cell office:value-type="float" office:value="6.94661639744027" calcext:value-type="float">
            <text:p>6.94661639744027</text:p>
          </table:table-cell>
          <table:table-cell office:value-type="float" office:value="874992.75" calcext:value-type="float">
            <text:p>874992.75</text:p>
          </table:table-cell>
          <table:table-cell office:value-type="float" office:value="216400.1875" calcext:value-type="float">
            <text:p>216400.1875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mcf</text:p>
          </table:table-cell>
          <table:table-cell office:value-type="float" office:value="0" calcext:value-type="float">
            <text:p>0</text:p>
          </table:table-cell>
          <table:table-cell office:value-type="float" office:value="86653184" calcext:value-type="float">
            <text:p>86653184</text:p>
          </table:table-cell>
          <table:table-cell office:value-type="float" office:value="6842095" calcext:value-type="float">
            <text:p>6842095</text:p>
          </table:table-cell>
          <table:table-cell office:value-type="float" office:value="157695" calcext:value-type="float">
            <text:p>157695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6999790" calcext:value-type="float">
            <text:p>6999790</text:p>
          </table:table-cell>
          <table:table-cell office:value-type="float" office:value="439.622" calcext:value-type="float">
            <text:p>439.622</text:p>
          </table:table-cell>
          <table:table-cell office:value-type="float" office:value="0.0807793744774572" calcext:value-type="float">
            <text:p>0.080779374477457</text:p>
          </table:table-cell>
          <table:table-cell office:value-type="float" office:value="0.977471467001153" calcext:value-type="float">
            <text:p>0.977471467001153</text:p>
          </table:table-cell>
          <table:table-cell office:value-type="float" office:value="0.0225285329988471" calcext:value-type="float">
            <text:p>0.022528532998847</text:p>
          </table:table-cell>
          <table:table-cell office:value-type="float" office:value="333382931" calcext:value-type="float">
            <text:p>333382931</text:p>
          </table:table-cell>
          <table:table-cell office:value-type="float" office:value="3.84732465225975" calcext:value-type="float">
            <text:p>3.84732465225975</text:p>
          </table:table-cell>
          <table:table-cell office:value-type="float" office:value="596879565" calcext:value-type="float">
            <text:p>596879565</text:p>
          </table:table-cell>
          <table:table-cell office:value-type="float" office:value="6.88814348702986" calcext:value-type="float">
            <text:p>6.88814348702986</text:p>
          </table:table-cell>
          <table:table-cell office:value-type="float" office:value="874973.75" calcext:value-type="float">
            <text:p>874973.75</text:p>
          </table:table-cell>
          <table:table-cell office:value-type="float" office:value="7044881.4375" calcext:value-type="float">
            <text:p>7044881.4375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mg</text:p>
          </table:table-cell>
          <table:table-cell office:value-type="float" office:value="0" calcext:value-type="float">
            <text:p>0</text:p>
          </table:table-cell>
          <table:table-cell office:value-type="float" office:value="167508002" calcext:value-type="float">
            <text:p>167508002</text:p>
          </table:table-cell>
          <table:table-cell office:value-type="float" office:value="3554234" calcext:value-type="float">
            <text:p>3554234</text:p>
          </table:table-cell>
          <table:table-cell office:value-type="float" office:value="3445762" calcext:value-type="float">
            <text:p>34457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9996" calcext:value-type="float">
            <text:p>6999996</text:p>
          </table:table-cell>
          <table:table-cell office:value-type="float" office:value="277.59204" calcext:value-type="float">
            <text:p>277.59204</text:p>
          </table:table-cell>
          <table:table-cell office:value-type="float" office:value="0.0417890245028414" calcext:value-type="float">
            <text:p>0.041789024502841</text:p>
          </table:table-cell>
          <table:table-cell office:value-type="float" office:value="0.507748004427431" calcext:value-type="float">
            <text:p>0.507748004427431</text:p>
          </table:table-cell>
          <table:table-cell office:value-type="float" office:value="0.492251995572569" calcext:value-type="float">
            <text:p>0.492251995572569</text:p>
          </table:table-cell>
          <table:table-cell office:value-type="float" office:value="1138809385" calcext:value-type="float">
            <text:p>1138809385</text:p>
          </table:table-cell>
          <table:table-cell office:value-type="float" office:value="6.79853721256851" calcext:value-type="float">
            <text:p>6.79853721256851</text:p>
          </table:table-cell>
          <table:table-cell office:value-type="float" office:value="1169276568" calcext:value-type="float">
            <text:p>1169276568</text:p>
          </table:table-cell>
          <table:table-cell office:value-type="float" office:value="6.98042215320555" calcext:value-type="float">
            <text:p>6.98042215320555</text:p>
          </table:table-cell>
          <table:table-cell office:value-type="float" office:value="874999.5" calcext:value-type="float">
            <text:p>874999.5</text:p>
          </table:table-cell>
          <table:table-cell office:value-type="float" office:value="1139.75" calcext:value-type="float">
            <text:p>1139.75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namd</text:p>
          </table:table-cell>
          <table:table-cell office:value-type="float" office:value="0" calcext:value-type="float">
            <text:p>0</text:p>
          </table:table-cell>
          <table:table-cell office:value-type="float" office:value="845009330" calcext:value-type="float">
            <text:p>845009330</text:p>
          </table:table-cell>
          <table:table-cell office:value-type="float" office:value="4067198" calcext:value-type="float">
            <text:p>4067198</text:p>
          </table:table-cell>
          <table:table-cell office:value-type="float" office:value="2932703" calcext:value-type="float">
            <text:p>293270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6999901" calcext:value-type="float">
            <text:p>6999901</text:p>
          </table:table-cell>
          <table:table-cell office:value-type="float" office:value="262.42575" calcext:value-type="float">
            <text:p>262.42575</text:p>
          </table:table-cell>
          <table:table-cell office:value-type="float" office:value="0.00828381504379366" calcext:value-type="float">
            <text:p>0.008283815043794</text:p>
          </table:table-cell>
          <table:table-cell office:value-type="float" office:value="0.581036503230546" calcext:value-type="float">
            <text:p>0.581036503230546</text:p>
          </table:table-cell>
          <table:table-cell office:value-type="float" office:value="0.418963496769454" calcext:value-type="float">
            <text:p>0.418963496769454</text:p>
          </table:table-cell>
          <table:table-cell office:value-type="float" office:value="17839910029" calcext:value-type="float">
            <text:p>17839910029</text:p>
          </table:table-cell>
          <table:table-cell office:value-type="float" office:value="21.1120864535306" calcext:value-type="float">
            <text:p>21.1120864535306</text:p>
          </table:table-cell>
          <table:table-cell office:value-type="float" office:value="5128585831" calcext:value-type="float">
            <text:p>5128585831</text:p>
          </table:table-cell>
          <table:table-cell office:value-type="float" office:value="6.06926533107037" calcext:value-type="float">
            <text:p>6.06926533107037</text:p>
          </table:table-cell>
          <table:table-cell office:value-type="float" office:value="874987.625" calcext:value-type="float">
            <text:p>874987.625</text:p>
          </table:table-cell>
          <table:table-cell office:value-type="float" office:value="5253276.234375" calcext:value-type="float">
            <text:p>5253276.234375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omnetpp</text:p>
          </table:table-cell>
          <table:table-cell office:value-type="float" office:value="5" calcext:value-type="float">
            <text:p>5</text:p>
          </table:table-cell>
          <table:table-cell office:value-type="float" office:value="56057758" calcext:value-type="float">
            <text:p>56057758</text:p>
          </table:table-cell>
          <table:table-cell office:value-type="float" office:value="4245737" calcext:value-type="float">
            <text:p>4245737</text:p>
          </table:table-cell>
          <table:table-cell office:value-type="float" office:value="2739765" calcext:value-type="float">
            <text:p>2739765</text:p>
          </table:table-cell>
          <table:table-cell office:value-type="float" office:value="14438" calcext:value-type="float">
            <text:p>14438</text:p>
          </table:table-cell>
          <table:table-cell office:value-type="float" office:value="14437" calcext:value-type="float">
            <text:p>14437</text:p>
          </table:table-cell>
          <table:table-cell office:value-type="float" office:value="1" calcext:value-type="float">
            <text:p>1</text:p>
          </table:table-cell>
          <table:table-cell office:value-type="float" office:value="6985502" calcext:value-type="float">
            <text:p>6985502</text:p>
          </table:table-cell>
          <table:table-cell office:value-type="float" office:value="354.44994" calcext:value-type="float">
            <text:p>354.44994</text:p>
          </table:table-cell>
          <table:table-cell office:value-type="float" office:value="0.124612582615238" calcext:value-type="float">
            <text:p>0.124612582615238</text:p>
          </table:table-cell>
          <table:table-cell office:value-type="float" office:value="0.607792682616081" calcext:value-type="float">
            <text:p>0.607792682616081</text:p>
          </table:table-cell>
          <table:table-cell office:value-type="float" office:value="0.392207317383919" calcext:value-type="float">
            <text:p>0.392207317383919</text:p>
          </table:table-cell>
          <table:table-cell office:value-type="float" office:value="51729837" calcext:value-type="float">
            <text:p>51729837</text:p>
          </table:table-cell>
          <table:table-cell office:value-type="float" office:value="0.922795324779132" calcext:value-type="float">
            <text:p>0.922795324779132</text:p>
          </table:table-cell>
          <table:table-cell office:value-type="float" office:value="389653200" calcext:value-type="float">
            <text:p>389653200</text:p>
          </table:table-cell>
          <table:table-cell office:value-type="float" office:value="6.95092372406331" calcext:value-type="float">
            <text:p>6.95092372406331</text:p>
          </table:table-cell>
          <table:table-cell office:value-type="float" office:value="873187.75" calcext:value-type="float">
            <text:p>873187.75</text:p>
          </table:table-cell>
          <table:table-cell office:value-type="float" office:value="15377194.4375" calcext:value-type="float">
            <text:p>15377194.4375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perl</text:p>
          </table:table-cell>
          <table:table-cell office:value-type="float" office:value="0" calcext:value-type="float">
            <text:p>0</text:p>
          </table:table-cell>
          <table:table-cell office:value-type="float" office:value="606275162" calcext:value-type="float">
            <text:p>606275162</text:p>
          </table:table-cell>
          <table:table-cell office:value-type="float" office:value="5254878" calcext:value-type="float">
            <text:p>5254878</text:p>
          </table:table-cell>
          <table:table-cell office:value-type="float" office:value="1744465" calcext:value-type="float">
            <text:p>1744465</text:p>
          </table:table-cell>
          <table:table-cell table:number-columns-repeated="2"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6999343" calcext:value-type="float">
            <text:p>6999343</text:p>
          </table:table-cell>
          <table:table-cell office:value-type="float" office:value="222.47629" calcext:value-type="float">
            <text:p>222.47629</text:p>
          </table:table-cell>
          <table:table-cell office:value-type="float" office:value="0.0115448288808506" calcext:value-type="float">
            <text:p>0.011544828880851</text:p>
          </table:table-cell>
          <table:table-cell office:value-type="float" office:value="0.750767322018652" calcext:value-type="float">
            <text:p>0.750767322018652</text:p>
          </table:table-cell>
          <table:table-cell office:value-type="float" office:value="0.249232677981348" calcext:value-type="float">
            <text:p>0.249232677981348</text:p>
          </table:table-cell>
          <table:table-cell office:value-type="float" office:value="10164992700" calcext:value-type="float">
            <text:p>10164992700</text:p>
          </table:table-cell>
          <table:table-cell office:value-type="float" office:value="16.7663023938955" calcext:value-type="float">
            <text:p>16.7663023938955</text:p>
          </table:table-cell>
          <table:table-cell office:value-type="float" office:value="3400173883" calcext:value-type="float">
            <text:p>3400173883</text:p>
          </table:table-cell>
          <table:table-cell office:value-type="float" office:value="5.60830147120558" calcext:value-type="float">
            <text:p>5.60830147120558</text:p>
          </table:table-cell>
          <table:table-cell office:value-type="float" office:value="874917.875" calcext:value-type="float">
            <text:p>874917.875</text:p>
          </table:table-cell>
          <table:table-cell office:value-type="float" office:value="7055181.859375" calcext:value-type="float">
            <text:p>7055181.859375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roms</text:p>
          </table:table-cell>
          <table:table-cell office:value-type="float" office:value="0" calcext:value-type="float">
            <text:p>0</text:p>
          </table:table-cell>
          <table:table-cell office:value-type="float" office:value="163067834" calcext:value-type="float">
            <text:p>163067834</text:p>
          </table:table-cell>
          <table:table-cell office:value-type="float" office:value="3734468" calcext:value-type="float">
            <text:p>3734468</text:p>
          </table:table-cell>
          <table:table-cell office:value-type="float" office:value="3265109" calcext:value-type="float">
            <text:p>3265109</text:p>
          </table:table-cell>
          <table:table-cell table:number-columns-repeated="2"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6999577" calcext:value-type="float">
            <text:p>6999577</text:p>
          </table:table-cell>
          <table:table-cell office:value-type="float" office:value="281.11025" calcext:value-type="float">
            <text:p>281.11025</text:p>
          </table:table-cell>
          <table:table-cell office:value-type="float" office:value="0.042924326817268" calcext:value-type="float">
            <text:p>0.042924326817268</text:p>
          </table:table-cell>
          <table:table-cell office:value-type="float" office:value="0.533527668886277" calcext:value-type="float">
            <text:p>0.533527668886277</text:p>
          </table:table-cell>
          <table:table-cell office:value-type="float" office:value="0.466472331113723" calcext:value-type="float">
            <text:p>0.466472331113723</text:p>
          </table:table-cell>
          <table:table-cell office:value-type="float" office:value="2103642911" calcext:value-type="float">
            <text:p>2103642911</text:p>
          </table:table-cell>
          <table:table-cell office:value-type="float" office:value="12.900416099229" calcext:value-type="float">
            <text:p>12.900416099229</text:p>
          </table:table-cell>
          <table:table-cell office:value-type="float" office:value="1068467232" calcext:value-type="float">
            <text:p>1068467232</text:p>
          </table:table-cell>
          <table:table-cell office:value-type="float" office:value="6.55228689675243" calcext:value-type="float">
            <text:p>6.55228689675243</text:p>
          </table:table-cell>
          <table:table-cell office:value-type="float" office:value="874947.125" calcext:value-type="float">
            <text:p>874947.125</text:p>
          </table:table-cell>
          <table:table-cell office:value-type="float" office:value="55497599.109375" calcext:value-type="float">
            <text:p>55497599.109375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sp</text:p>
          </table:table-cell>
          <table:table-cell office:value-type="float" office:value="0" calcext:value-type="float">
            <text:p>0</text:p>
          </table:table-cell>
          <table:table-cell office:value-type="float" office:value="143328362" calcext:value-type="float">
            <text:p>143328362</text:p>
          </table:table-cell>
          <table:table-cell office:value-type="float" office:value="3550706" calcext:value-type="float">
            <text:p>3550706</text:p>
          </table:table-cell>
          <table:table-cell office:value-type="float" office:value="3449187" calcext:value-type="float">
            <text:p>3449187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6999893" calcext:value-type="float">
            <text:p>6999893</text:p>
          </table:table-cell>
          <table:table-cell office:value-type="float" office:value="279.37371" calcext:value-type="float">
            <text:p>279.37371</text:p>
          </table:table-cell>
          <table:table-cell office:value-type="float" office:value="0.0488381566796947" calcext:value-type="float">
            <text:p>0.048838156679695</text:p>
          </table:table-cell>
          <table:table-cell office:value-type="float" office:value="0.507251467986725" calcext:value-type="float">
            <text:p>0.507251467986725</text:p>
          </table:table-cell>
          <table:table-cell office:value-type="float" office:value="0.492748532013275" calcext:value-type="float">
            <text:p>0.492748532013275</text:p>
          </table:table-cell>
          <table:table-cell office:value-type="float" office:value="881908461" calcext:value-type="float">
            <text:p>881908461</text:p>
          </table:table-cell>
          <table:table-cell office:value-type="float" office:value="6.15306313903176" calcext:value-type="float">
            <text:p>6.15306313903176</text:p>
          </table:table-cell>
          <table:table-cell office:value-type="float" office:value="847226550" calcext:value-type="float">
            <text:p>847226550</text:p>
          </table:table-cell>
          <table:table-cell office:value-type="float" office:value="5.91108792550075" calcext:value-type="float">
            <text:p>5.91108792550075</text:p>
          </table:table-cell>
          <table:table-cell office:value-type="float" office:value="874986.625" calcext:value-type="float">
            <text:p>874986.625</text:p>
          </table:table-cell>
          <table:table-cell office:value-type="float" office:value="100403.234375" calcext:value-type="float">
            <text:p>100403.234375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ua</text:p>
          </table:table-cell>
          <table:table-cell office:value-type="float" office:value="0" calcext:value-type="float">
            <text:p>0</text:p>
          </table:table-cell>
          <table:table-cell office:value-type="float" office:value="108394742" calcext:value-type="float">
            <text:p>108394742</text:p>
          </table:table-cell>
          <table:table-cell office:value-type="float" office:value="4316637" calcext:value-type="float">
            <text:p>4316637</text:p>
          </table:table-cell>
          <table:table-cell office:value-type="float" office:value="2683270" calcext:value-type="float">
            <text:p>268327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6999907" calcext:value-type="float">
            <text:p>6999907</text:p>
          </table:table-cell>
          <table:table-cell office:value-type="float" office:value="315.0613" calcext:value-type="float">
            <text:p>315.0613</text:p>
          </table:table-cell>
          <table:table-cell office:value-type="float" office:value="0.0645779202094508" calcext:value-type="float">
            <text:p>0.064577920209451</text:p>
          </table:table-cell>
          <table:table-cell office:value-type="float" office:value="0.616670621481114" calcext:value-type="float">
            <text:p>0.616670621481114</text:p>
          </table:table-cell>
          <table:table-cell office:value-type="float" office:value="0.383329378518886" calcext:value-type="float">
            <text:p>0.383329378518886</text:p>
          </table:table-cell>
          <table:table-cell office:value-type="float" office:value="808668149" calcext:value-type="float">
            <text:p>808668149</text:p>
          </table:table-cell>
          <table:table-cell office:value-type="float" office:value="7.46040014560854" calcext:value-type="float">
            <text:p>7.46040014560854</text:p>
          </table:table-cell>
          <table:table-cell office:value-type="float" office:value="735437808" calcext:value-type="float">
            <text:p>735437808</text:p>
          </table:table-cell>
          <table:table-cell office:value-type="float" office:value="6.78481072449068" calcext:value-type="float">
            <text:p>6.78481072449068</text:p>
          </table:table-cell>
          <table:table-cell office:value-type="float" office:value="874988.375" calcext:value-type="float">
            <text:p>874988.375</text:p>
          </table:table-cell>
          <table:table-cell office:value-type="float" office:value="1597642.484375" calcext:value-type="float">
            <text:p>1597642.484375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xalanc</text:p>
          </table:table-cell>
          <table:table-cell office:value-type="float" office:value="0" calcext:value-type="float">
            <text:p>0</text:p>
          </table:table-cell>
          <table:table-cell office:value-type="float" office:value="232955926" calcext:value-type="float">
            <text:p>232955926</text:p>
          </table:table-cell>
          <table:table-cell office:value-type="float" office:value="4706180" calcext:value-type="float">
            <text:p>4706180</text:p>
          </table:table-cell>
          <table:table-cell office:value-type="float" office:value="2291090" calcext:value-type="float">
            <text:p>2291090</text:p>
          </table:table-cell>
          <table:table-cell table:number-columns-repeated="2" office:value-type="float" office:value="2723" calcext:value-type="float">
            <text:p>2723</text:p>
          </table:table-cell>
          <table:table-cell office:value-type="float" office:value="0" calcext:value-type="float">
            <text:p>0</text:p>
          </table:table-cell>
          <table:table-cell office:value-type="float" office:value="6997270" calcext:value-type="float">
            <text:p>6997270</text:p>
          </table:table-cell>
          <table:table-cell office:value-type="float" office:value="346.18912" calcext:value-type="float">
            <text:p>346.18912</text:p>
          </table:table-cell>
          <table:table-cell office:value-type="float" office:value="0.0300368834575172" calcext:value-type="float">
            <text:p>0.030036883457517</text:p>
          </table:table-cell>
          <table:table-cell office:value-type="float" office:value="0.672573732327036" calcext:value-type="float">
            <text:p>0.672573732327036</text:p>
          </table:table-cell>
          <table:table-cell office:value-type="float" office:value="0.327426267672964" calcext:value-type="float">
            <text:p>0.327426267672964</text:p>
          </table:table-cell>
          <table:table-cell office:value-type="float" office:value="4194545182" calcext:value-type="float">
            <text:p>4194545182</text:p>
          </table:table-cell>
          <table:table-cell office:value-type="float" office:value="18.0057457821442" calcext:value-type="float">
            <text:p>18.0057457821442</text:p>
          </table:table-cell>
          <table:table-cell office:value-type="float" office:value="1569492412" calcext:value-type="float">
            <text:p>1569492412</text:p>
          </table:table-cell>
          <table:table-cell office:value-type="float" office:value="6.73729335393683" calcext:value-type="float">
            <text:p>6.73729335393683</text:p>
          </table:table-cell>
          <table:table-cell office:value-type="float" office:value="874658.75" calcext:value-type="float">
            <text:p>874658.75</text:p>
          </table:table-cell>
          <table:table-cell office:value-type="float" office:value="87357613.4375" calcext:value-type="float">
            <text:p>87357613.4375</text:p>
          </table:table-cell>
          <table:table-cell table:number-columns-repeated="45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openpyxl</meta:initial-creator>
    <meta:creation-date>2025-12-09T03:15:35</meta:creation-date>
    <dc:date>2025-12-09T00:54:01.605990453</dc:date>
    <meta:generator>LibreOffice/6.4.7.2$Linux_X86_64 LibreOffice_project/40$Build-2</meta:generator>
    <meta:editing-duration>PT4M11S</meta:editing-duration>
    <meta:editing-cycles>2</meta:editing-cycles>
    <meta:document-statistic meta:table-count="1" meta:cell-count="456" meta:object-count="0"/>
    <meta:user-defined meta:name="AppVersion">3.1</meta:user-defined>
  </office:meta>
</office:document-meta>
</file>